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2a4"/>
    </style:style>
    <style:style style:name="P2" style:family="paragraph" style:parent-style-name="Text_20_body">
      <style:text-properties style:font-name="DejaVu Sans" officeooo:paragraph-rsid="000a32a4"/>
    </style:style>
    <style:style style:name="P3" style:family="paragraph" style:parent-style-name="Text_20_body">
      <style:text-properties style:font-name="DejaVu Sans" fo:font-size="10.5pt" officeooo:paragraph-rsid="000a32a4" style:font-size-asian="10.5pt" style:font-size-complex="10.5pt"/>
    </style:style>
    <style:style style:name="P4" style:family="paragraph" style:parent-style-name="Text_20_body">
      <style:paragraph-properties fo:break-before="page"/>
      <style:text-properties style:font-name="DejaVu Sans" officeooo:paragraph-rsid="000a32a4"/>
    </style:style>
    <style:style style:name="P5" style:family="paragraph" style:parent-style-name="Standard">
      <style:text-properties officeooo:paragraph-rsid="001465df"/>
    </style:style>
    <style:style style:name="P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24292e" style:font-name="apple-system" fo:font-size="12pt" fo:letter-spacing="normal" fo:font-style="normal" fo:font-weight="normal" officeooo:paragraph-rsid="001465df"/>
    </style:style>
    <style:style style:name="P7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officeooo:paragraph-rsid="001465df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officeooo:paragraph-rsid="001465df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10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fo:letter-spacing="normal" officeooo:paragraph-rsid="001465df"/>
    </style:style>
    <style:style style:name="P11" style:family="paragraph" style:parent-style-name="Preformatted_20_Text">
      <style:paragraph-properties fo:margin-top="0in" fo:margin-bottom="0in" loext:contextual-spacing="false" fo:line-height="145%" fo:orphans="2" fo:widows="2" fo:padding="0in" fo:border="none"/>
      <style:text-properties fo:font-variant="normal" fo:text-transform="none" fo:color="#24292e" style:font-name="SFMono-Regular" fo:font-size="9.75pt" fo:letter-spacing="normal" fo:font-style="normal" fo:font-weight="normal" officeooo:paragraph-rsid="001465df"/>
    </style:style>
    <style:style style:name="P12" style:family="paragraph" style:parent-style-name="Heading_20_1">
      <style:text-properties fo:font-variant="normal" fo:text-transform="none" fo:color="#24292e" style:font-name="apple-system" fo:font-size="15pt" fo:letter-spacing="normal" fo:font-style="normal" fo:font-weight="bold" officeooo:paragraph-rsid="001465df" style:font-size-asian="15pt" style:font-size-complex="15pt"/>
    </style:style>
    <style:style style:name="P13" style:family="paragraph" style:parent-style-name="Text_20_body" style:list-style-name="L1">
      <style:text-properties officeooo:paragraph-rsid="000a32a4"/>
    </style:style>
    <style:style style:name="P14" style:family="paragraph" style:parent-style-name="Text_20_body" style:list-style-name="L1">
      <style:text-properties officeooo:paragraph-rsid="0013e7ef"/>
    </style:style>
    <style:style style:name="P15" style:family="paragraph" style:parent-style-name="Text_20_body" style:list-style-name="L1">
      <style:text-properties style:font-name="DejaVu Sans" fo:font-weight="bold" officeooo:paragraph-rsid="000a32a4" style:font-weight-asian="bold" style:font-weight-complex="bold"/>
    </style:style>
    <style:style style:name="P16" style:family="paragraph" style:parent-style-name="Text_20_body" style:list-style-name="L1">
      <style:text-properties style:font-name="DejaVu Sans" officeooo:paragraph-rsid="000a32a4"/>
    </style:style>
    <style:style style:name="P17" style:family="paragraph" style:parent-style-name="Text_20_body" style:list-style-name="L1">
      <style:text-properties style:font-name="DejaVu Sans" fo:font-size="10.5pt" officeooo:paragraph-rsid="000a32a4" style:font-size-asian="10.5pt" style:font-size-complex="10.5pt"/>
    </style:style>
    <style:style style:name="P18" style:family="paragraph" style:parent-style-name="Text_20_body" style:list-style-name="L1">
      <style:text-properties style:font-name="DejaVu Sans" fo:font-size="10.5pt" fo:font-weight="bold" officeooo:paragraph-rsid="000a32a4" style:font-size-asian="10.5pt" style:font-weight-asian="bold" style:font-size-complex="10.5pt" style:font-weight-complex="bold"/>
    </style:style>
    <style:style style:name="P19" style:family="paragraph" style:parent-style-name="Text_20_body" style:list-style-name="L1">
      <style:text-properties style:font-name="DejaVu Sans1" fo:font-size="10.5pt" fo:font-weight="normal" officeooo:rsid="00c7f047" officeooo:paragraph-rsid="000d6b7f" fo:background-color="#ffff00" style:font-size-asian="10.5pt" style:font-weight-asian="normal" style:font-size-complex="10.5pt" style:font-weight-complex="normal"/>
    </style:style>
    <style:style style:name="P20" style:family="paragraph" style:parent-style-name="Text_20_body" style:list-style-name="L1">
      <style:text-properties style:font-name="DejaVu Sans1" fo:font-size="10.5pt" fo:font-weight="normal" officeooo:rsid="00c7f047" officeooo:paragraph-rsid="000e61a0" fo:background-color="#ffff00" style:font-size-asian="10.5pt" style:font-weight-asian="normal" style:font-size-complex="10.5pt" style:font-weight-complex="normal"/>
    </style:style>
    <style:style style:name="P21" style:family="paragraph" style:parent-style-name="Heading_20_2">
      <style:text-properties style:font-name="DejaVu Sans" officeooo:paragraph-rsid="000a32a4"/>
    </style:style>
    <style:style style:name="P22" style:family="paragraph" style:parent-style-name="Heading_20_2">
      <style:paragraph-properties fo:margin-left="0in" fo:margin-right="0in" fo:margin-top="0.25in" fo:margin-bottom="0.1665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 officeooo:paragraph-rsid="001465df"/>
    </style:style>
    <style:style style:name="T1" style:family="text">
      <style:text-properties fo:font-variant="normal" fo:text-transform="none" fo:color="#333333" fo:font-size="10.4499998092651pt" fo:letter-spacing="normal" fo:font-style="normal" fo:font-weight="normal" officeooo:rsid="001e8461"/>
    </style:style>
    <style:style style:name="T2" style:family="text">
      <style:text-properties fo:font-variant="normal" fo:text-transform="none" fo:color="#333333" fo:font-size="10.4499998092651pt" fo:letter-spacing="normal" fo:font-style="normal" fo:font-weight="normal" officeooo:rsid="0013e7ef"/>
    </style:style>
    <style:style style:name="T3" style:family="text">
      <style:text-properties fo:font-variant="normal" fo:text-transform="none" fo:color="#333333" style:font-name="DejaVu Sans" fo:font-size="10.4499998092651pt" fo:letter-spacing="normal" fo:font-style="normal" fo:font-weight="bold"/>
    </style:style>
    <style:style style:name="T4" style:family="text">
      <style:text-properties fo:font-variant="normal" fo:text-transform="none" fo:color="#333333" style:font-name="DejaVu Sans" fo:font-size="10.4499998092651pt" fo:letter-spacing="normal" fo:font-style="normal" fo:font-weight="bold" officeooo:rsid="00a4af86"/>
    </style:style>
    <style:style style:name="T5" style:family="text">
      <style:text-properties fo:font-variant="normal" fo:text-transform="none" fo:color="#333333" style:font-name="DejaVu Sans" fo:font-size="10.4499998092651pt" fo:letter-spacing="normal" fo:font-style="normal" fo:font-weight="normal"/>
    </style:style>
    <style:style style:name="T6" style:family="text">
      <style:text-properties fo:font-variant="normal" fo:text-transform="none" fo:color="#333333" style:font-name="DejaVu Sans" fo:font-size="10.4499998092651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333333" style:font-name="DejaVu Sans" fo:font-size="10pt" fo:letter-spacing="normal" fo:font-style="normal" fo:font-weight="normal" officeooo:rsid="001e8461" style:font-size-asian="10pt" style:font-size-complex="10pt" loext:padding="0in" loext:border="none"/>
    </style:style>
    <style:style style:name="T8" style:family="text">
      <style:text-properties fo:font-variant="normal" fo:text-transform="none" fo:color="#333333" style:font-name="DejaVu Sans" fo:font-size="10pt" fo:letter-spacing="normal" fo:font-style="normal" fo:font-weight="normal" style:font-size-asian="10pt" style:font-size-complex="10pt" loext:padding="0in" loext:border="none"/>
    </style:style>
    <style:style style:name="T9" style:family="text">
      <style:text-properties fo:font-variant="normal" fo:text-transform="none" fo:color="#333333" style:font-name="DejaVu Sans" fo:font-size="10pt" fo:letter-spacing="normal" fo:font-style="normal" fo:font-weight="normal" officeooo:rsid="002bc7d0" style:font-size-asian="10pt" style:font-size-complex="10pt" loext:padding="0in" loext:border="none"/>
    </style:style>
    <style:style style:name="T10" style:family="text">
      <style:text-properties fo:font-variant="normal" fo:text-transform="none" fo:color="#333333" style:font-name="DejaVu Sans" fo:font-size="10pt" fo:letter-spacing="normal" fo:font-style="normal" fo:font-weight="normal" officeooo:rsid="0020214e" style:font-size-asian="10pt" style:font-size-complex="10pt" loext:padding="0in" loext:border="none"/>
    </style:style>
    <style:style style:name="T11" style:family="text">
      <style:text-properties fo:font-variant="normal" fo:text-transform="none" fo:color="#333333" style:font-name="DejaVu Sans" fo:font-size="8.5pt" fo:letter-spacing="normal" fo:font-style="normal" fo:font-weight="normal" officeooo:rsid="00a4af86" loext:padding="0in" loext:border="none"/>
    </style:style>
    <style:style style:name="T12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/>
    </style:style>
    <style:style style:name="T13" style:family="text">
      <style:text-properties fo:font-variant="normal" fo:text-transform="none" fo:color="#333333" style:font-name="DejaVu Sans" fo:font-size="10.5pt" fo:letter-spacing="normal" fo:font-style="normal" fo:font-weight="bold" officeooo:rsid="0021bd9f" style:font-size-asian="10.5pt" style:font-size-complex="10.5pt" loext:padding="0in" loext:border="none"/>
    </style:style>
    <style:style style:name="T14" style:family="text">
      <style:text-properties fo:font-variant="normal" fo:text-transform="none" fo:color="#333333" style:font-name="DejaVu Sans" fo:font-size="10.5pt" fo:letter-spacing="normal" fo:font-style="normal" fo:font-weight="bold" style:font-size-asian="10.5pt" style:font-size-complex="10.5pt" loext:padding="0in" loext:border="none"/>
    </style:style>
    <style:style style:name="T15" style:family="text">
      <style:text-properties fo:font-variant="normal" fo:text-transform="none" fo:color="#333333" style:font-name="DejaVu Sans" fo:font-size="10.5pt" fo:letter-spacing="normal" fo:font-style="normal" fo:font-weight="bold" officeooo:rsid="0024ed52" style:font-size-asian="10.5pt" style:font-size-complex="10.5pt" loext:padding="0in" loext:border="none"/>
    </style:style>
    <style:style style:name="T16" style:family="text">
      <style:text-properties fo:font-variant="normal" fo:text-transform="none" fo:color="#333333" style:font-name="DejaVu Sans" fo:font-size="10.5pt" fo:letter-spacing="normal" fo:font-style="normal" fo:font-weight="bold" officeooo:rsid="006b3a32" style:font-size-asian="10.5pt" style:font-weight-asian="bold" style:font-size-complex="10.5pt" style:font-weight-complex="bold"/>
    </style:style>
    <style:style style:name="T17" style:family="text">
      <style:text-properties fo:font-variant="normal" fo:text-transform="none" fo:color="#333333" style:font-name="DejaVu Sans" fo:font-size="10.5pt" fo:letter-spacing="normal" fo:font-style="normal" fo:font-weight="bold" officeooo:rsid="0071060d" style:font-size-asian="10.5pt" style:font-weight-asian="bold" style:font-size-complex="10.5pt" style:font-weight-complex="bold"/>
    </style:style>
    <style:style style:name="T18" style:family="text">
      <style:text-properties fo:font-variant="normal" fo:text-transform="none" fo:color="#333333" style:font-name="DejaVu Sans" fo:font-size="10.5pt" fo:letter-spacing="normal" fo:font-style="normal" fo:font-weight="bold" officeooo:rsid="006b7dab" style:font-size-asian="10.5pt" style:font-weight-asian="bold" style:font-size-complex="10.5pt" style:font-weight-complex="bold"/>
    </style:style>
    <style:style style:name="T19" style:family="text">
      <style:text-properties fo:font-variant="normal" fo:text-transform="none" fo:color="#333333" style:font-name="DejaVu Sans" fo:font-size="10.5pt" fo:letter-spacing="normal" fo:font-style="normal" fo:font-weight="bold" officeooo:rsid="00336380" style:font-size-asian="10.5pt" style:font-weight-asian="bold" style:font-size-complex="10.5pt" style:font-weight-complex="bold"/>
    </style:style>
    <style:style style:name="T20" style:family="text">
      <style:text-properties fo:font-variant="normal" fo:text-transform="none" fo:color="#333333" style:font-name="DejaVu Sans" fo:font-size="10.5pt" fo:letter-spacing="normal" fo:font-style="normal" fo:font-weight="normal" style:font-size-asian="10.5pt" style:font-size-complex="10.5pt"/>
    </style:style>
    <style:style style:name="T21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ize-complex="10.5pt" loext:padding="0in" loext:border="none"/>
    </style:style>
    <style:style style:name="T22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size-complex="10.5pt"/>
    </style:style>
    <style:style style:name="T23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ize-complex="10.5pt"/>
    </style:style>
    <style:style style:name="T24" style:family="text">
      <style:text-properties fo:font-variant="normal" fo:text-transform="none" fo:color="#333333" style:font-name="DejaVu Sans" fo:font-size="10.5pt" fo:letter-spacing="normal" fo:font-style="normal" fo:font-weight="normal" officeooo:rsid="006b7dab" style:font-size-asian="10.5pt" style:font-size-complex="10.5pt"/>
    </style:style>
    <style:style style:name="T25" style:family="text">
      <style:text-properties fo:font-variant="normal" fo:text-transform="none" fo:color="#333333" style:font-name="DejaVu Sans" fo:font-size="10.5pt" fo:letter-spacing="normal" fo:font-style="normal" fo:font-weight="normal" officeooo:rsid="0020214e" style:font-size-asian="10.5pt" style:font-style-asian="italic" style:font-size-complex="10.5pt" style:font-style-complex="italic" loext:padding="0in" loext:border="none"/>
    </style:style>
    <style:style style:name="T26" style:family="text">
      <style:text-properties fo:font-variant="normal" fo:text-transform="none" fo:color="#333333" style:font-name="DejaVu Sans" fo:font-size="10.5pt" fo:letter-spacing="normal" fo:font-style="normal" fo:font-weight="normal" officeooo:rsid="000a32a4" style:font-size-asian="10.5pt" style:font-style-asian="italic" style:font-size-complex="10.5pt" style:font-style-complex="italic" loext:padding="0in" loext:border="none"/>
    </style:style>
    <style:style style:name="T27" style:family="text">
      <style:text-properties fo:font-variant="normal" fo:text-transform="none" fo:color="#333333" style:font-name="DejaVu Sans" fo:font-size="10.5pt" fo:letter-spacing="normal" fo:font-style="normal" fo:font-weight="normal" officeooo:rsid="003f02a1" style:font-size-asian="10.5pt" style:font-style-asian="italic" style:font-size-complex="10.5pt" style:font-style-complex="italic" loext:padding="0in" loext:border="none"/>
    </style:style>
    <style:style style:name="T28" style:family="text">
      <style:text-properties fo:font-variant="normal" fo:text-transform="none" fo:color="#333333" style:font-name="DejaVu Sans" fo:font-size="10.5pt" fo:letter-spacing="normal" fo:font-style="normal" fo:font-weight="normal" officeooo:rsid="00682ded" style:font-size-asian="10.5pt" style:font-style-asian="italic" style:font-size-complex="10.5pt" style:font-style-complex="italic" loext:padding="0in" loext:border="none"/>
    </style:style>
    <style:style style:name="T29" style:family="text">
      <style:text-properties fo:font-variant="normal" fo:text-transform="none" fo:color="#333333" style:font-name="DejaVu Sans" fo:font-size="10.5pt" fo:letter-spacing="normal" fo:font-style="normal" fo:font-weight="normal" officeooo:rsid="0013e7ef" style:font-size-asian="10.5pt" style:font-style-asian="italic" style:font-size-complex="10.5pt" style:font-style-complex="italic" loext:padding="0in" loext:border="none"/>
    </style:style>
    <style:style style:name="T30" style:family="text">
      <style:text-properties fo:font-variant="normal" fo:text-transform="none" fo:color="#333333" style:font-name="DejaVu Sans" fo:font-size="10.5pt" fo:letter-spacing="normal" fo:font-style="normal" fo:font-weight="normal" officeooo:rsid="006b3a32" style:font-size-asian="10.5pt" style:font-weight-asian="normal" style:font-size-complex="10.5pt" style:font-weight-complex="normal"/>
    </style:style>
    <style:style style:name="T31" style:family="text">
      <style:text-properties fo:font-variant="normal" fo:text-transform="none" fo:color="#333333" style:font-name="DejaVu Sans" fo:font-size="10.5pt" fo:letter-spacing="normal" fo:font-style="normal" fo:font-weight="normal" officeooo:rsid="006308dc" fo:background-color="transparent" loext:char-shading-value="0" style:font-size-asian="10.5pt" style:font-size-complex="10.5pt" loext:padding="0in" loext:border="none"/>
    </style:style>
    <style:style style:name="T32" style:family="text">
      <style:text-properties fo:font-variant="normal" fo:text-transform="none" fo:color="#333333" style:font-name="DejaVu Sans" fo:font-size="10.5pt" fo:letter-spacing="normal" fo:font-style="normal" fo:font-weight="normal" officeooo:rsid="006354fe" fo:background-color="transparent" loext:char-shading-value="0" style:font-size-asian="10.5pt" style:font-size-complex="10.5pt" loext:padding="0in" loext:border="none"/>
    </style:style>
    <style:style style:name="T33" style:family="text">
      <style:text-properties fo:font-variant="normal" fo:text-transform="none" fo:color="#333333" style:font-name="DejaVu Sans" fo:font-size="10.5pt" fo:letter-spacing="normal" fo:font-style="normal" fo:font-weight="normal" officeooo:rsid="00f1704b" fo:background-color="transparent" loext:char-shading-value="0" style:font-size-asian="10.5pt" style:font-size-complex="10.5pt" loext:padding="0in" loext:border="none"/>
    </style:style>
    <style:style style:name="T34" style:family="text">
      <style:text-properties fo:font-variant="normal" fo:text-transform="none" fo:color="#333333" style:font-name="DejaVu Sans" fo:font-size="10.5pt" fo:letter-spacing="normal" fo:font-style="normal" fo:font-weight="normal" officeooo:rsid="001fdba3" fo:background-color="transparent" loext:char-shading-value="0" style:font-size-asian="10.5pt" style:font-size-complex="10.5pt" loext:padding="0in" loext:border="none"/>
    </style:style>
    <style:style style:name="T35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23249a" style:font-size-asian="10.5pt" style:font-size-complex="10.5pt"/>
    </style:style>
    <style:style style:name="T36" style:family="text">
      <style:text-properties fo:font-variant="normal" fo:text-transform="none" fo:color="#333333" style:font-name="DejaVu Sans" fo:font-size="10.5pt" fo:letter-spacing="normal" fo:font-style="normal" style:text-underline-style="none" fo:font-weight="normal" officeooo:rsid="00b974f6" style:font-size-asian="10.5pt" style:font-size-complex="10.5pt"/>
    </style:style>
    <style:style style:name="T37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f6f5d1" style:font-size-asian="10.5pt" style:font-size-complex="10.5pt"/>
    </style:style>
    <style:style style:name="T38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86afd" style:font-size-asian="10.5pt" style:font-size-complex="10.5pt"/>
    </style:style>
    <style:style style:name="T39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0a32a4" style:font-size-asian="10.5pt" style:font-size-complex="10.5pt"/>
    </style:style>
    <style:style style:name="T40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b974f6" style:font-size-asian="10.5pt" style:font-size-complex="10.5pt"/>
    </style:style>
    <style:style style:name="T41" style:family="text">
      <style:text-properties fo:font-variant="normal" fo:text-transform="none" fo:color="#333333" style:font-name="DejaVu Sans" fo:font-size="10.5pt" fo:letter-spacing="normal" fo:font-style="normal" style:text-underline-style="solid" style:text-underline-width="auto" style:text-underline-color="font-color" fo:font-weight="normal" officeooo:rsid="0016548f" style:font-size-asian="10.5pt" style:font-size-complex="10.5pt"/>
    </style:style>
    <style:style style:name="T42" style:family="text">
      <style:text-properties fo:font-variant="normal" fo:text-transform="none" fo:color="#333333" style:font-name="DejaVu Sans" fo:font-size="10.5pt" fo:letter-spacing="normal" fo:font-style="italic" fo:font-weight="normal" officeooo:rsid="0021bd9f" style:font-size-asian="10.5pt" style:font-style-asian="italic" style:font-size-complex="10.5pt" style:font-style-complex="italic" loext:padding="0in" loext:border="none"/>
    </style:style>
    <style:style style:name="T43" style:family="text">
      <style:text-properties fo:font-variant="normal" fo:text-transform="none" fo:color="#333333" style:font-name="DejaVu Sans" fo:font-size="10.5pt" fo:letter-spacing="normal" fo:font-style="italic" fo:font-weight="normal" officeooo:rsid="003c7ad0" style:font-size-asian="10.5pt" style:font-style-asian="italic" style:font-size-complex="10.5pt" style:font-style-complex="italic" loext:padding="0in" loext:border="none"/>
    </style:style>
    <style:style style:name="T44" style:family="text">
      <style:text-properties fo:font-variant="normal" fo:text-transform="none" fo:color="#333333" style:font-name="DejaVu Sans" fo:font-size="10.5pt" fo:letter-spacing="normal" fo:font-style="italic" fo:font-weight="normal" officeooo:rsid="000a32a4" style:font-size-asian="10.5pt" style:font-style-asian="italic" style:font-size-complex="10.5pt" style:font-style-complex="italic" loext:padding="0in" loext:border="none"/>
    </style:style>
    <style:style style:name="T45" style:family="text">
      <style:text-properties fo:font-variant="normal" fo:text-transform="none" fo:color="#333333" style:font-name="DejaVu Sans" fo:font-size="10.5pt" fo:letter-spacing="normal" fo:font-style="italic" fo:font-weight="normal" officeooo:rsid="0013e7ef" style:font-size-asian="10.5pt" style:font-style-asian="italic" style:font-size-complex="10.5pt" style:font-style-complex="italic" loext:padding="0in" loext:border="none"/>
    </style:style>
    <style:style style:name="T46" style:family="text">
      <style:text-properties fo:font-variant="normal" fo:text-transform="none" fo:color="#333333" style:font-name="DejaVu Sans" fo:letter-spacing="normal" fo:font-style="normal" fo:font-weight="normal" officeooo:rsid="00682ded" fo:background-color="#ffffff" loext:char-shading-value="0"/>
    </style:style>
    <style:style style:name="T47" style:family="text">
      <style:text-properties fo:font-variant="normal" fo:text-transform="none" fo:color="#333333" style:font-name="DejaVu Sans" fo:letter-spacing="normal" fo:font-style="normal" fo:font-weight="normal" officeooo:rsid="000e61a0" fo:background-color="#ffffff" loext:char-shading-value="0"/>
    </style:style>
    <style:style style:name="T48" style:family="text">
      <style:text-properties fo:font-variant="normal" fo:text-transform="none" fo:color="#333333" style:font-name="DejaVu Sans" fo:letter-spacing="normal" fo:font-style="normal" fo:font-weight="normal" officeooo:rsid="000d6b7f" fo:background-color="#ffffff" loext:char-shading-value="0" style:font-weight-asian="normal" style:font-weight-complex="normal"/>
    </style:style>
    <style:style style:name="T49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50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1" style:family="text">
      <style:text-properties fo:font-variant="normal" fo:text-transform="none" fo:color="#24292e" style:font-name="SFMono-Regular" fo:font-size="9.75pt" fo:letter-spacing="normal" fo:font-style="normal" fo:font-weight="normal" loext:padding="0in" loext:border="none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0a32a4"/>
    </style:style>
    <style:style style:name="T5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5" style:family="text">
      <style:text-properties fo:font-size="10.5pt" fo:font-weight="bold" style:font-size-asian="10.5pt" style:font-weight-asian="bold" style:font-size-complex="10.5pt" style:font-weight-complex="bold"/>
    </style:style>
    <style:style style:name="T56" style:family="text">
      <style:text-properties officeooo:rsid="000d285e"/>
    </style:style>
    <style:style style:name="T57" style:family="text">
      <style:text-properties fo:font-size="12pt" fo:font-weight="bold" officeooo:rsid="000d285e" style:font-size-asian="12pt" style:font-weight-asian="bold" style:font-size-complex="12pt" style:font-weight-complex="bold"/>
    </style:style>
    <style:style style:name="T58" style:family="text">
      <style:text-properties fo:font-size="12pt" fo:font-weight="bold" officeooo:rsid="0013e7ef" style:font-size-asian="12pt" style:font-weight-asian="bold" style:font-size-complex="12pt" style:font-weight-complex="bold"/>
    </style:style>
    <style:style style:name="T59" style:family="text">
      <style:text-properties officeooo:rsid="0013e7ef"/>
    </style:style>
    <style:style style:name="T60" style:family="text">
      <style:text-properties fo:color="#032f62" style:font-name="SFMono-Regular" fo:font-size="9.75pt" fo:font-style="normal" fo:font-weight="normal"/>
    </style:style>
    <style:style style:name="T61" style:family="text">
      <style:text-properties fo:color="#032f62" style:font-name="SFMono-Regular" fo:font-size="9.75pt" fo:font-style="normal" fo:font-weight="normal" officeooo:rsid="00116a0b"/>
    </style:style>
    <style:style style:name="T62" style:family="text">
      <style:text-properties style:font-name="SFMono-Regular" fo:font-size="9.75pt" fo:font-style="normal" fo:font-weight="normal"/>
    </style:style>
    <style:style style:name="T63" style:family="text">
      <style:text-properties officeooo:rsid="001465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945in" fo:text-indent="-0.25in" fo:margin-left="0.59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445in" fo:text-indent="-0.25in" fo:margin-left="0.84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945in" fo:text-indent="-0.25in" fo:margin-left="1.09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445in" fo:text-indent="-0.25in" fo:margin-left="1.34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945in" fo:text-indent="-0.25in" fo:margin-left="1.59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445in" fo:text-indent="-0.25in" fo:margin-left="1.84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945in" fo:text-indent="-0.25in" fo:margin-left="2.09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445in" fo:text-indent="-0.25in" fo:margin-left="2.34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945in" fo:text-indent="-0.25in" fo:margin-left="2.59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445in" fo:text-indent="-0.25in" fo:margin-left="2.84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8">3</text:span><text:span text:style-name="T57">.1</text:span><text:span text:style-name="T56"> </text:span>Returns <text:span text:style-name="T53">all JSON</text:span> data about <text:span text:style-name="T59">cameras</text:span></text:p>
      <text:list xml:id="list7212122490712338534" text:style-name="L1">
        <text:list-item>
          <text:p text:style-name="P15">URL:</text:p>
          <text:list>
            <text:list-header>
              <text:p text:style-name="P16"><text:span text:style-name="T1">{base-URL}/</text:span><text:span text:style-name="T2">cameras</text:span></text:p>
            </text:list-header>
          </text:list>
        </text:list-item>
        <text:list-item>
          <text:p text:style-name="P15">Method:</text:p>
          <text:list>
            <text:list-header>
              <text:p text:style-name="P16">GET</text:p>
            </text:list-header>
          </text:list>
        </text:list-item>
        <text:list-item>
          <text:p text:style-name="P13"><text:span text:style-name="Strong_20_Emphasis"><text:span text:style-name="T3">URL Param</text:span></text:span><text:span text:style-name="Strong_20_Emphasis"><text:span text:style-name="T4">eters:</text:span></text:span></text:p>
          <text:list>
            <text:list-item>
              <text:p text:style-name="P13"><text:span text:style-name="Strong_20_Emphasis"><text:span text:style-name="T3">Required</text:span></text:span><text:span text:style-name="Strong_20_Emphasis"><text:span text:style-name="T6">:</text:span></text:span><text:span text:style-name="Strong_20_Emphasis"><text:span text:style-name="T3"> </text:span></text:span><text:span text:style-name="Source_20_Text"><text:span text:style-name="T7">None</text:span></text:span></text:p>
            </text:list-item>
            <text:list-item>
              <text:p text:style-name="P16"><text:span text:style-name="T52">Optional</text:span>:</text:p>
              <text:list>
                <text:list-item>
                  <text:p text:style-name="P13"><text:span text:style-name="Source_20_Text"><text:span text:style-name="T7">start</text:span></text:span><text:span text:style-name="Source_20_Text"><text:span text:style-name="T8">=[</text:span></text:span><text:span text:style-name="Source_20_Text"><text:span text:style-name="T7">integer</text:span></text:span><text:span text:style-name="Source_20_Text"><text:span text:style-name="T8">] – </text:span></text:span><text:span text:style-name="Source_20_Text"><text:span text:style-name="T9">0 - by default. </text:span></text:span></text:p>
                </text:list-item>
                <text:list-item>
                  <text:p text:style-name="P13"><text:span text:style-name="Source_20_Text"><text:span text:style-name="T7">size</text:span></text:span><text:span text:style-name="Source_20_Text"><text:span text:style-name="T10">=[integer] – </text:span></text:span><text:span text:style-name="Source_20_Text"><text:span text:style-name="T9">all – by default</text:span></text:span></text:p>
                </text:list-item>
              </text:list>
            </text:list-item>
            <text:list-item>
              <text:p text:style-name="P13"><text:span text:style-name="Strong_20_Emphasis"><text:span text:style-name="T4">Body</text:span></text:span><text:span text:style-name="Strong_20_Emphasis"><text:span text:style-name="T3"> Param</text:span></text:span><text:span text:style-name="Strong_20_Emphasis"><text:span text:style-name="T4">eters</text:span></text:span><text:span text:style-name="Strong_20_Emphasis"><text:span text:style-name="T5">: </text:span></text:span><text:span text:style-name="Source_20_Text"><text:span text:style-name="T7">None<text:line-break/></text:span></text:span></text:p>
            </text:list-item>
          </text:list>
        </text:list-item>
        <text:list-item>
          <text:p text:style-name="P13"><text:span text:style-name="Source_20_Text"><text:span text:style-name="T11"><text:s/></text:span></text:span><text:span text:style-name="Strong_20_Emphasis"><text:span text:style-name="T3">Success Response:</text:span></text:span></text:p>
          <text:list>
            <text:list-item>
              <text:p text:style-name="P13"><text:span text:style-name="Strong_20_Emphasis"><text:span text:style-name="T12">Code: </text:span></text:span><text:span text:style-name="T20">200 </text:span></text:p>
            </text:list-item>
            <text:list-item>
              <text:p text:style-name="P14"><text:span text:style-name="Strong_20_Emphasis"><text:span text:style-name="T12">Content:</text:span></text:span><text:span text:style-name="Strong_20_Emphasis"><text:span text:style-name="T20"> </text:span></text:span><text:span text:style-name="Source_20_Text"><text:span text:style-name="T42"><text:line-break/></text:span></text:span><text:span text:style-name="Source_20_Text"><text:span text:style-name="T43">{"</text:span></text:span><text:span text:style-name="Source_20_Text"><text:span text:style-name="T45">cameras</text:span></text:span><text:span text:style-name="Source_20_Text"><text:span text:style-name="T43">":[{“</text:span></text:span><text:span text:style-name="Source_20_Text"><text:span text:style-name="T44">id</text:span></text:span><text:span text:style-name="Source_20_Text"><text:span text:style-name="T43">“:“</text:span></text:span><text:span text:style-name="Source_20_Text"><text:span text:style-name="T44">&lt;id&gt;</text:span></text:span><text:span text:style-name="Source_20_Text"><text:span text:style-name="T43">“, “</text:span></text:span><text:span text:style-name="Source_20_Text"><text:span text:style-name="T45">name</text:span></text:span><text:span text:style-name="Source_20_Text"><text:span text:style-name="T43">“:“</text:span></text:span><text:span text:style-name="Source_20_Text"><text:span text:style-name="T44">&lt;</text:span></text:span><text:span text:style-name="Source_20_Text"><text:span text:style-name="T45">camera_name</text:span></text:span><text:span text:style-name="Source_20_Text"><text:span text:style-name="T44">&gt;</text:span></text:span><text:span text:style-name="Source_20_Text"><text:span text:style-name="T43">“, </text:span></text:span><text:span text:style-name="Source_20_Text"><text:span text:style-name="T44">“latitude“:“&lt;latitude&gt;“, “longitude“:“&lt;longitude&gt;“, </text:span></text:span><text:span text:style-name="Source_20_Text"><text:span text:style-name="T43">, “</text:span></text:span><text:span text:style-name="Source_20_Text"><text:span text:style-name="T45">status</text:span></text:span><text:span text:style-name="Source_20_Text"><text:span text:style-name="T43">“:</text:span></text:span><text:span text:style-name="Source_20_Text"><text:span text:style-name="T44">{“type“:“&lt;</text:span></text:span><text:span text:style-name="Source_20_Text"><text:span text:style-name="T45">status</text:span></text:span><text:span text:style-name="Source_20_Text"><text:span text:style-name="T44">&gt;“</text:span></text:span><text:span text:style-name="Source_20_Text"><text:span text:style-name="T45">}</text:span></text:span><text:span text:style-name="Source_20_Text"><text:span text:style-name="T44">, {…} ]}</text:span></text:span></text:p>
              <text:list>
                <text:list-header>
                  <text:p text:style-name="P16"/>
                </text:list-header>
              </text:list>
            </text:list-item>
            <text:list-item>
              <text:p text:style-name="P13"><text:span text:style-name="Strong_20_Emphasis"><text:span text:style-name="T13">Example</text:span></text:span><text:span text:style-name="Strong_20_Emphasis"><text:span text:style-name="T14">:</text:span></text:span></text:p>
              <text:p text:style-name="P13"><text:span text:style-name="Source_20_Text"><text:span text:style-name="T43">{"</text:span></text:span><text:span text:style-name="Source_20_Text"><text:span text:style-name="T44">images</text:span></text:span><text:span text:style-name="Source_20_Text"><text:span text:style-name="T43">":[</text:span></text:span></text:p>
              <text:list>
                <text:list-header>
                  <text:p text:style-name="P13"><text:span text:style-name="Source_20_Text"><text:span text:style-name="T43">{“</text:span></text:span><text:span text:style-name="Source_20_Text"><text:span text:style-name="T44">id</text:span></text:span><text:span text:style-name="Source_20_Text"><text:span text:style-name="T25">“:</text:span></text:span><text:span text:style-name="Source_20_Text"><text:span text:style-name="T26">1</text:span></text:span><text:span text:style-name="Source_20_Text"><text:span text:style-name="T43">, </text:span></text:span><text:span text:style-name="Source_20_Text"><text:span text:style-name="T44">name“:“&lt;camera 1&gt;“, “latitude“:</text:span></text:span><text:span text:style-name="Source_20_Text"><text:span text:style-name="T27">52.4</text:span></text:span><text:span text:style-name="Source_20_Text"><text:span text:style-name="T25">, “longitude“:</text:span></text:span><text:span text:style-name="Source_20_Text"><text:span text:style-name="T29">4</text:span></text:span><text:span text:style-name="Source_20_Text"><text:span text:style-name="T27">2.</text:span></text:span><text:span text:style-name="Source_20_Text"><text:span text:style-name="T26">1</text:span></text:span><text:span text:style-name="Source_20_Text"><text:span text:style-name="T25">, “status“:</text:span></text:span><text:span text:style-name="Source_20_Text"><text:span text:style-name="T29">online</text:span></text:span><text:span text:style-name="Source_20_Text"><text:span text:style-name="T25">, “about“:“about <text:s/>Camera 1“}</text:span></text:span><text:span text:style-name="Source_20_Text"><text:span text:style-name="T44">] </text:span></text:span><text:span text:style-name="Source_20_Text"><text:span text:style-name="T25">}, </text:span></text:span><text:span text:style-name="Source_20_Text"><text:span text:style-name="T26">{…}, ...</text:span></text:span></text:p>
                </text:list-header>
                <text:list-item>
                  <text:p text:style-name="P13"><text:span text:style-name="Source_20_Text"><text:span text:style-name="T25">]</text:span></text:span><text:span text:style-name="Source_20_Text"><text:span text:style-name="T44">}</text:span></text:span><text:span text:style-name="Source_20_Text"><text:span text:style-name="T21"><text:line-break/></text:span></text:span></text:p>
                </text:list-item>
              </text:list>
            </text:list-item>
          </text:list>
        </text:list-item>
        <text:list-item>
          <text:p text:style-name="P13"><text:span text:style-name="Strong_20_Emphasis"><text:span text:style-name="T15">Error Response:</text:span></text:span><text:span text:style-name="Strong_20_Emphasis"><text:span text:style-name="T12"> </text:span></text:span></text:p>
          <text:list>
            <text:list-item>
              <text:p text:style-name="P16"><text:span text:style-name="T55">Code: </text:span><text:span text:style-name="T54">400 Bad Request</text:span></text:p>
            </text:list-item>
            <text:list-item>
              <text:p text:style-name="P13"><text:span text:style-name="Strong_20_Emphasis"><text:span text:style-name="T12">Code: </text:span></text:span><text:span text:style-name="Strong_20_Emphasis"><text:span text:style-name="T20">404 N</text:span></text:span><text:span text:style-name="Strong_20_Emphasis"><text:span text:style-name="T22">ot Found</text:span></text:span></text:p>
            </text:list-item>
            <text:list-item>
              <text:p text:style-name="P13"><text:span text:style-name="Strong_20_Emphasis"><text:span text:style-name="T16">Code: </text:span></text:span><text:span text:style-name="Strong_20_Emphasis"><text:span text:style-name="T30">500 Internal Server Error</text:span></text:span></text:p>
            </text:list-item>
            <text:list-item>
              <text:p text:style-name="P13"><text:span text:style-name="Strong_20_Emphasis"><text:span text:style-name="T30"/></text:span></text:p>
            </text:list-item>
          </text:list>
          <text:p text:style-name="P17"/>
        </text:list-item>
        <text:list-item>
          <text:p text:style-name="P18">Sample Call:</text:p>
          <text:list>
            <text:list-item>
              <text:p text:style-name="P13"><text:span text:style-name="T35">$ curl -X GET "</text:span><text:a xlink:type="simple" xlink:href="http://localhost:4300/devices" text:style-name="Internet_20_link" text:visited-style-name="Visited_20_Internet_20_Link"><text:span text:style-name="T37">http://localhost:430</text:span></text:a><text:a xlink:type="simple" xlink:href="http://localhost:4300/devices" text:style-name="Internet_20_link" text:visited-style-name="Visited_20_Internet_20_Link"><text:span text:style-name="T38">0/api/v1/</text:span></text:a><text:a xlink:type="simple" xlink:href="http://localhost:4300/devices" text:style-name="Internet_20_link" text:visited-style-name="Visited_20_Internet_20_Link"><text:span text:style-name="T41">c</text:span></text:a><text:span text:style-name="T41">ameras</text:span><text:span text:style-name="T35">"</text:span></text:p>
            </text:list-item>
            <text:list-item>
              <text:p text:style-name="P13"><text:span text:style-name="T36">$ </text:span><text:span text:style-name="T35">curl -X GET "</text:span><text:a xlink:type="simple" xlink:href="http://localhost:4300/devices" text:style-name="Internet_20_link" text:visited-style-name="Visited_20_Internet_20_Link"><text:span text:style-name="T37">http://localhost:430</text:span></text:a><text:a xlink:type="simple" xlink:href="http://localhost:4300/devices" text:style-name="Internet_20_link" text:visited-style-name="Visited_20_Internet_20_Link"><text:span text:style-name="T38">0/api/v1/</text:span></text:a><text:span text:style-name="T41">cameras</text:span><text:a xlink:type="simple" xlink:href="http://localhost:4300/devices" text:style-name="Internet_20_link" text:visited-style-name="Visited_20_Internet_20_Link"><text:span text:style-name="T40">?start=0&amp;size=</text:span></text:a><text:a xlink:type="simple" xlink:href="http://localhost:4300/devices" text:style-name="Internet_20_link" text:visited-style-name="Visited_20_Internet_20_Link"><text:span text:style-name="T39">1</text:span></text:a><text:a xlink:type="simple" xlink:href="http://localhost:4300/devices" text:style-name="Internet_20_link" text:visited-style-name="Visited_20_Internet_20_Link"><text:span text:style-name="T40">0</text:span></text:a><text:span text:style-name="T35">"</text:span></text:p>
            </text:list-item>
          </text:list>
        </text:list-item>
      </text:list>
      <text:p text:style-name="P2"><text:soft-page-break/></text:p>
      <text:list xml:id="list143319320520508" text:continue-numbering="true" text:style-name="L1">
        <text:list-item>
          <text:p text:style-name="P18">Notes:</text:p>
          <text:list>
            <text:list-item>
              <text:p text:style-name="P13"><text:span text:style-name="Source_20_Text"><text:span text:style-name="T31">I</text:span></text:span><text:span text:style-name="Source_20_Text"><text:span text:style-name="T32">gnore the arguments in case of in</text:span></text:span><text:span text:style-name="Source_20_Text"><text:span text:style-name="T31">correct </text:span></text:span><text:span text:style-name="Source_20_Text"><text:span text:style-name="T33">values</text:span></text:span><text:span text:style-name="Source_20_Text"><text:span text:style-name="T31"> e.g. a=-1, </text:span></text:span><text:span text:style-name="Source_20_Text"><text:span text:style-name="T34">size</text:span></text:span><text:span text:style-name="Source_20_Text"><text:span text:style-name="T32">=-1, start= a</text:span></text:span></text:p>
            </text:list-item>
          </text:list>
        </text:list-item>
      </text:list>
      <text:p text:style-name="P3"/>
      <text:list xml:id="list143318649349851" text:continue-numbering="true" text:style-name="L1">
        <text:list-item>
          <text:p text:style-name="P17"><text:span text:style-name="T52">Response Examples</text:span><text:line-break/></text:p>
          <text:list>
            <text:list-item>
              <text:p text:style-name="P13"><text:span text:style-name="Strong_20_Emphasis"><text:span text:style-name="T17">400</text:span></text:span><text:span text:style-name="Strong_20_Emphasis"><text:span text:style-name="T18"> </text:span></text:span><text:span text:style-name="Strong_20_Emphasis"><text:span text:style-name="T19">Bad </text:span></text:span><text:span text:style-name="Strong_20_Emphasis"><text:span text:style-name="T17">Request</text:span></text:span></text:p>
              <text:list>
                <text:list-item>
                  <text:p text:style-name="P19"><text:span text:style-name="Strong_20_Emphasis"><text:span text:style-name="T46">{"code": &lt;code&gt;, "message": "</text:span></text:span><text:span text:style-name="Strong_20_Emphasis"><text:span text:style-name="T47">Wrong request</text:span></text:span><text:span text:style-name="Strong_20_Emphasis"><text:span text:style-name="T46">"}</text:span></text:span></text:p>
                </text:list-item>
              </text:list>
            </text:list-item>
            <text:list-item>
              <text:p text:style-name="P18">404 Not Found</text:p>
              <text:list>
                <text:list-item>
                  <text:p text:style-name="P20"><text:span text:style-name="Strong_20_Emphasis"><text:span text:style-name="T46">"message": "</text:span></text:span><text:span text:style-name="Strong_20_Emphasis"><text:span text:style-name="T47">Fixed object list</text:span></text:span><text:span text:style-name="Strong_20_Emphasis"><text:span text:style-name="T48"> is empty</text:span></text:span><text:span text:style-name="Strong_20_Emphasis"><text:span text:style-name="T46">"</text:span></text:span></text:p>
                </text:list-item>
              </text:list>
            </text:list-item>
            <text:list-item>
              <text:p text:style-name="P18">500 Internal Server Error</text:p>
              <text:list>
                <text:list-item>
                  <text:p text:style-name="P13"><text:span text:style-name="Strong_20_Emphasis"><text:span text:style-name="T23">{"code": &lt;code&gt;, "message": "</text:span></text:span><text:span text:style-name="Strong_20_Emphasis"><text:span text:style-name="T24">An unknown internal error occurred.</text:span></text:span><text:span text:style-name="Strong_20_Emphasis"><text:span text:style-name="T23">"}</text:span></text:span></text:p>
                </text:list-item>
              </text:list>
            </text:list-item>
          </text:list>
        </text:list-item>
      </text:list>
      <text:h text:style-name="P21" text:outline-level="2"/>
      <text:p text:style-name="P2"/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p text:style-name="P1"><text:span text:style-name="Strong_20_Emphasis"><text:span text:style-name="T28"/></text:span></text:p>
      <text:h text:style-name="P12" text:outline-level="1"><text:soft-page-break/><text:span text:style-name="T63">3.2 </text:span>Login</text:h>
      <text:p text:style-name="P6">Used to collect a Token for a registered User.</text:p>
      <text:p text:style-name="P8"><text:span text:style-name="Strong_20_Emphasis"><text:span text:style-name="T49">URL</text:span></text:span><text:span text:style-name="T50">:</text:span><text:span text:style-name="Source_20_Text"><text:span text:style-name="T51">/api/login/</text:span></text:span></text:p>
      <text:p text:style-name="P8"><text:span text:style-name="Strong_20_Emphasis"><text:span text:style-name="T49">Method</text:span></text:span><text:span text:style-name="T50">:</text:span><text:span text:style-name="Source_20_Text"><text:span text:style-name="T51">POST</text:span></text:span></text:p>
      <text:p text:style-name="P7"><text:span text:style-name="Strong_20_Emphasis"><text:span text:style-name="T49">Auth required</text:span></text:span><text:span text:style-name="T50">: NO</text:span></text:p>
      <text:p text:style-name="P7"><text:span text:style-name="Strong_20_Emphasis"><text:span text:style-name="T49">Data constraints</text:span></text:span></text:p>
      <text:p text:style-name="P9">{</text:p>
      <text:p text:style-name="P10"><text:s text:c="4"/><text:span text:style-name="T60">"username"</text:span><text:span text:style-name="T62">: </text:span><text:span text:style-name="T60">"[valid email address]"</text:span><text:span text:style-name="T62">,</text:span></text:p>
      <text:p text:style-name="P10"><text:s text:c="4"/><text:span text:style-name="T60">"password"</text:span><text:span text:style-name="T62">: </text:span><text:span text:style-name="T60">"[password in plain text]"</text:span></text:p>
      <text:p text:style-name="P11">}</text:p>
      <text:p text:style-name="P7"><text:span text:style-name="Strong_20_Emphasis"><text:span text:style-name="T49">Data example</text:span></text:span></text:p>
      <text:p text:style-name="P9">{</text:p>
      <text:p text:style-name="P10"><text:s text:c="4"/><text:span text:style-name="T60">"username"</text:span><text:span text:style-name="T62">: </text:span><text:span text:style-name="T60">"iloveauth@example.com"</text:span><text:span text:style-name="T62">,</text:span></text:p>
      <text:p text:style-name="P10"><text:s text:c="4"/><text:span text:style-name="T60">"password"</text:span><text:span text:style-name="T62">: </text:span><text:span text:style-name="T60">"</text:span><text:span text:style-name="T61">A</text:span><text:span text:style-name="T60">bcd</text:span><text:span text:style-name="T61">$</text:span><text:span text:style-name="T60">1234"</text:span></text:p>
      <text:p text:style-name="P11">}</text:p>
      <text:h text:style-name="P22" text:outline-level="2"><text:bookmark text:name="user-content-success-response"/>Success Response</text:h>
      <text:p text:style-name="P8"><text:span text:style-name="Strong_20_Emphasis"><text:span text:style-name="T49">Code</text:span></text:span><text:span text:style-name="T50">:</text:span><text:span text:style-name="Source_20_Text"><text:span text:style-name="T51">200 OK</text:span></text:span></text:p>
      <text:p text:style-name="P7"><text:span text:style-name="Strong_20_Emphasis"><text:span text:style-name="T49">Content example</text:span></text:span></text:p>
      <text:p text:style-name="P9">{</text:p>
      <text:p text:style-name="P10"><text:s text:c="4"/><text:span text:style-name="T60">"token"</text:span><text:span text:style-name="T62">: </text:span><text:span text:style-name="T60">"93144b288eb1fdccbe46d6fc0f241a51766ecd3d"</text:span></text:p>
      <text:p text:style-name="P11">}</text:p>
      <text:h text:style-name="P22" text:outline-level="2"><text:bookmark text:name="user-content-error-response"/>Error Response</text:h>
      <text:p text:style-name="P7"><text:span text:style-name="Strong_20_Emphasis"><text:span text:style-name="T49">Condition</text:span></text:span><text:span text:style-name="T50">: If 'username' and 'password' combination is wrong.</text:span></text:p>
      <text:p text:style-name="P8"><text:span text:style-name="Strong_20_Emphasis"><text:span text:style-name="T49">Code</text:span></text:span><text:span text:style-name="T50">:</text:span><text:span text:style-name="Source_20_Text"><text:span text:style-name="T51">400 BAD REQUEST</text:span></text:span></text:p>
      <text:p text:style-name="P7"><text:span text:style-name="Strong_20_Emphasis"><text:span text:style-name="T49">Content</text:span></text:span><text:span text:style-name="T50">:</text:span></text:p>
      <text:p text:style-name="P9">{</text:p>
      <text:p text:style-name="P10"><text:s text:c="4"/><text:span text:style-name="T60">"non_field_errors"</text:span><text:span text:style-name="T62">: [</text:span></text:p>
      <text:p text:style-name="P10"><text:s text:c="8"/><text:span text:style-name="T60">"Unable to login with provided credentials."</text:span></text:p>
      <text:p text:style-name="P10"><text:s text:c="4"/><text:span text:style-name="T62">]</text:span></text:p>
      <text:p text:style-name="P11">}</text:p>
      <text:p text:style-name="P5"><text:span text:style-name="Strong_20_Emphasis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StarSymbol" svg:font-family="StarSymbol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591in" loext:contextual-spacing="false"/>
      <style:text-properties fo:font-size="12pt" fo:font-style="normal" fo:font-weight="bold" style:font-size-asian="14pt" style:font-style-asian="oblique" style:font-weight-asian="normal" style:font-size-complex="14pt" style:font-style-complex="oblique" style:font-weight-complex="norm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2:51:02.969016315</meta:creation-date>
    <dc:date>2017-07-26T14:33:17.240801184</dc:date>
    <meta:editing-duration>PT13M5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67" meta:word-count="236" meta:character-count="1641" meta:non-whitespace-character-count="1457"/>
  </office:meta>
</office:document-meta>
</file>